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2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100791164983" calcext:value-type="float">
            <text:p>0.100791165</text:p>
          </table:table-cell>
          <table:table-cell office:value-type="float" office:value="0.0598947790273" calcext:value-type="float">
            <text:p>0.05989477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1:37:08.55549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6:33:17.722313752</dc:date>
    <meta:editing-duration>PT11H42M48S</meta:editing-duration>
    <meta:editing-cycles>31</meta:editing-cycles>
    <meta:generator>LibreOffice/5.1.6.2$Linux_X86_64 LibreOffice_project/10m0$Build-2</meta:generator>
    <meta:document-statistic meta:table-count="1" meta:cell-count="352" meta:object-count="0"/>
  </office:meta>
</office:document-meta>
</file>